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6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4" style:family="paragraph">
      <loext:graphic-properties draw:fill="solid" draw:fill-color="#434343"/>
      <style:text-properties style:font-name="Liberation Serif" fo:font-size="8pt"/>
    </style:style>
    <style:style style:name="P15" style:family="paragraph">
      <loext:graphic-properties draw:fill="solid" draw:fill-color="#999999"/>
      <style:text-properties style:font-name="Liberation Serif" fo:font-size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18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19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20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style:style style:name="T7" style:family="text">
      <style:text-properties fo:color="#1a1a1a" style:font-name="Liberation Serif" fo:font-size="6pt" style:font-size-asian="12pt" style:font-name-complex="Arial" style:font-size-complex="12pt"/>
    </style:style>
    <style:style style:name="T8" style:family="text">
      <style:text-properties fo:color="#1a1a1a" style:font-name="Liberation Serif" fo:font-size="6pt" style:font-size-asian="6pt" style:font-name-complex="Arial" style:font-size-complex="6pt"/>
    </style:style>
    <style:style style:name="T9" style:family="text">
      <style:text-properties fo:color="#c9211e" style:font-name="Liberation Serif" fo:font-size="5pt" fo:text-shadow="none" fo:font-weight="bold" style:font-size-asian="5pt" style:font-name-complex="Arial" style:font-size-complex="5pt"/>
    </style:style>
    <style:style style:name="T10" style:family="text">
      <style:text-properties fo:color="#c9211e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style:style style:name="T11" style:family="text">
      <style:text-properties fo:color="#1a1a1a" style:font-name="Liberation Serif" fo:font-size="5pt" fo:text-shadow="none" fo:font-weight="bold" style:font-size-asian="5pt" style:font-name-complex="Arial" style:font-size-complex="5pt"/>
    </style:style>
    <style:style style:name="T12" style:family="text">
      <style:text-properties fo:color="#1a1a1a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</text:span><text:span text:style-name="T1">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line draw:style-name="gr3" draw:text-style-name="P5" draw:layer="layout" svg:x1="0.703cm" svg:y1="3.886cm" svg:x2="3.015cm" svg:y2="3.886cm">
          <text:p/>
        </draw:line>
        <draw:line draw:style-name="gr4" draw:text-style-name="P5" draw:layer="layout" svg:x1="0.703cm" svg:y1="3.539cm" svg:x2="3.015cm" svg:y2="3.539cm">
          <text:p/>
        </draw:line>
        <draw:line draw:style-name="gr4" draw:text-style-name="P5" draw:layer="layout" svg:x1="0.703cm" svg:y1="3.184cm" svg:x2="3.015cm" svg:y2="3.184cm">
          <text:p/>
        </draw:line>
        <draw:line draw:style-name="gr4" draw:text-style-name="P5" draw:layer="layout" svg:x1="0.703cm" svg:y1="2.837cm" svg:x2="3.015cm" svg:y2="2.837cm">
          <text:p/>
        </draw:line>
        <draw:line draw:style-name="gr4" draw:text-style-name="P5" draw:layer="layout" svg:x1="0.703cm" svg:y1="2.482cm" svg:x2="3.015cm" svg:y2="2.482cm">
          <text:p/>
        </draw:line>
        <draw:line draw:style-name="gr4" draw:text-style-name="P5" draw:layer="layout" svg:x1="0.703cm" svg:y1="2.135cm" svg:x2="3.015cm" svg:y2="2.135cm">
          <text:p/>
        </draw:line>
        <draw:polygon draw:style-name="gr5" draw:text-style-name="P6" draw:layer="layout" svg:width="2.311cm" svg:height="0.006cm" svg:x="0.703cm" svg:y="3.769cm" svg:viewBox="0 0 2312 7" draw:points="0,0 2312,0 2312,7 0,7">
          <text:p/>
        </draw:polygon>
        <draw:polygon draw:style-name="gr5" draw:text-style-name="P6" draw:layer="layout" svg:width="2.311cm" svg:height="0.006cm" svg:x="0.703cm" svg:y="3.648cm" svg:viewBox="0 0 2312 7" draw:points="0,0 2312,0 2312,7 0,7">
          <text:p/>
        </draw:polygon>
        <draw:polygon draw:style-name="gr5" draw:text-style-name="P6" draw:layer="layout" svg:width="2.311cm" svg:height="0.006cm" svg:x="0.703cm" svg:y="3.414cm" svg:viewBox="0 0 2312 7" draw:points="0,0 2312,0 2312,7 0,7">
          <text:p/>
        </draw:polygon>
        <draw:polygon draw:style-name="gr5" draw:text-style-name="P6" draw:layer="layout" svg:width="2.311cm" svg:height="0.006cm" svg:x="0.703cm" svg:y="3.301cm" svg:viewBox="0 0 2312 7" draw:points="0,0 2312,0 2312,7 0,7">
          <text:p/>
        </draw:polygon>
        <draw:polygon draw:style-name="gr5" draw:text-style-name="P6" draw:layer="layout" svg:width="2.311cm" svg:height="0.006cm" svg:x="0.703cm" svg:y="3.068cm" svg:viewBox="0 0 2312 7" draw:points="0,0 2312,0 2312,7 0,7">
          <text:p/>
        </draw:polygon>
        <draw:polygon draw:style-name="gr5" draw:text-style-name="P6" draw:layer="layout" svg:width="2.311cm" svg:height="0.006cm" svg:x="0.703cm" svg:y="2.947cm" svg:viewBox="0 0 2312 7" draw:points="0,0 2312,0 2312,7 0,7">
          <text:p/>
        </draw:polygon>
        <draw:polygon draw:style-name="gr5" draw:text-style-name="P6" draw:layer="layout" svg:width="2.311cm" svg:height="0.006cm" svg:x="0.703cm" svg:y="2.713cm" svg:viewBox="0 0 2312 7" draw:points="0,0 2312,0 2312,7 0,7">
          <text:p/>
        </draw:polygon>
        <draw:polygon draw:style-name="gr5" draw:text-style-name="P6" draw:layer="layout" svg:width="2.311cm" svg:height="0.006cm" svg:x="0.703cm" svg:y="2.599cm" svg:viewBox="0 0 2312 7" draw:points="0,0 2312,0 2312,7 0,7">
          <text:p/>
        </draw:polygon>
        <draw:polygon draw:style-name="gr5" draw:text-style-name="P6" draw:layer="layout" svg:width="2.311cm" svg:height="0.006cm" svg:x="0.703cm" svg:y="2.366cm" svg:viewBox="0 0 2312 7" draw:points="0,0 2312,0 2312,7 0,7">
          <text:p/>
        </draw:polygon>
        <draw:polygon draw:style-name="gr5" draw:text-style-name="P6" draw:layer="layout" svg:width="2.311cm" svg:height="0.006cm" svg:x="0.703cm" svg:y="2.245cm" svg:viewBox="0 0 2312 7" draw:points="0,0 2312,0 2312,7 0,7">
          <text:p/>
        </draw:polygon>
        <draw:line draw:style-name="gr6" draw:text-style-name="P7" draw:layer="layout" svg:x1="0.703cm" svg:y1="3.886cm" svg:x2="0.703cm" svg:y2="2.135cm">
          <text:p/>
        </draw:line>
        <draw:path draw:style-name="gr5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7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5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7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5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7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5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8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5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8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5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8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6" draw:text-style-name="P7" draw:layer="layout" svg:x1="0.682cm" svg:y1="3.773cm" svg:x2="0.725cm" svg:y2="3.773cm">
          <text:p/>
        </draw:line>
        <draw:line draw:style-name="gr6" draw:text-style-name="P7" draw:layer="layout" svg:x1="0.682cm" svg:y1="3.652cm" svg:x2="0.725cm" svg:y2="3.652cm">
          <text:p/>
        </draw:line>
        <draw:line draw:style-name="gr6" draw:text-style-name="P7" draw:layer="layout" svg:x1="0.682cm" svg:y1="3.418cm" svg:x2="0.725cm" svg:y2="3.418cm">
          <text:p/>
        </draw:line>
        <draw:line draw:style-name="gr6" draw:text-style-name="P7" draw:layer="layout" svg:x1="0.682cm" svg:y1="3.305cm" svg:x2="0.725cm" svg:y2="3.305cm">
          <text:p/>
        </draw:line>
        <draw:line draw:style-name="gr6" draw:text-style-name="P7" draw:layer="layout" svg:x1="0.682cm" svg:y1="3.071cm" svg:x2="0.725cm" svg:y2="3.071cm">
          <text:p/>
        </draw:line>
        <draw:line draw:style-name="gr6" draw:text-style-name="P7" draw:layer="layout" svg:x1="0.682cm" svg:y1="2.95cm" svg:x2="0.725cm" svg:y2="2.95cm">
          <text:p/>
        </draw:line>
        <draw:line draw:style-name="gr6" draw:text-style-name="P7" draw:layer="layout" svg:x1="0.682cm" svg:y1="2.716cm" svg:x2="0.725cm" svg:y2="2.716cm">
          <text:p/>
        </draw:line>
        <draw:line draw:style-name="gr6" draw:text-style-name="P7" draw:layer="layout" svg:x1="0.682cm" svg:y1="2.603cm" svg:x2="0.725cm" svg:y2="2.603cm">
          <text:p/>
        </draw:line>
        <draw:line draw:style-name="gr6" draw:text-style-name="P7" draw:layer="layout" svg:x1="0.682cm" svg:y1="2.369cm" svg:x2="0.725cm" svg:y2="2.369cm">
          <text:p/>
        </draw:line>
        <draw:line draw:style-name="gr6" draw:text-style-name="P7" draw:layer="layout" svg:x1="0.682cm" svg:y1="2.248cm" svg:x2="0.725cm" svg:y2="2.248cm">
          <text:p/>
        </draw:line>
        <draw:line draw:style-name="gr6" draw:text-style-name="P7" draw:layer="layout" svg:x1="0.66cm" svg:y1="3.886cm" svg:x2="0.747cm" svg:y2="3.886cm">
          <text:p/>
        </draw:line>
        <draw:line draw:style-name="gr6" draw:text-style-name="P7" draw:layer="layout" svg:x1="0.66cm" svg:y1="3.539cm" svg:x2="0.747cm" svg:y2="3.539cm">
          <text:p/>
        </draw:line>
        <draw:line draw:style-name="gr6" draw:text-style-name="P7" draw:layer="layout" svg:x1="0.66cm" svg:y1="3.184cm" svg:x2="0.747cm" svg:y2="3.184cm">
          <text:p/>
        </draw:line>
        <draw:line draw:style-name="gr6" draw:text-style-name="P7" draw:layer="layout" svg:x1="0.66cm" svg:y1="2.837cm" svg:x2="0.747cm" svg:y2="2.837cm">
          <text:p/>
        </draw:line>
        <draw:line draw:style-name="gr6" draw:text-style-name="P7" draw:layer="layout" svg:x1="0.66cm" svg:y1="2.482cm" svg:x2="0.747cm" svg:y2="2.482cm">
          <text:p/>
        </draw:line>
        <draw:line draw:style-name="gr6" draw:text-style-name="P7" draw:layer="layout" svg:x1="0.66cm" svg:y1="2.135cm" svg:x2="0.747cm" svg:y2="2.135cm">
          <text:p/>
        </draw:line>
        <draw:frame draw:style-name="gr9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0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0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0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0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0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frame draw:style-name="gr11" draw:text-style-name="P11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2" draw:text-style-name="P11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2" draw:text-style-name="P11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2" draw:layer="layout" svg:width="1.781cm" svg:height="0.477cm" draw:transform="rotate (1.5707963267949) translate (0.07cm 3.824cm)">
          <draw:text-box>
            <text:p><text:span text:style-name="T6">Acceleration factor</text:span></text:p>
          </draw:text-box>
        </draw:frame>
        <draw:frame draw:style-name="gr14" draw:text-style-name="P13" draw:layer="layout" svg:width="1.446cm" svg:height="0.239cm" svg:x="1.086cm" svg:y="4.177cm">
          <draw:text-box>
            <text:p text:style-name="P3"><text:span text:style-name="T7">Tensor operation</text:span></text:p>
          </draw:text-box>
        </draw:frame>
        <draw:path draw:style-name="gr7" draw:text-style-name="P14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8" draw:text-style-name="P15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15" draw:text-style-name="P16" draw:layer="layout" svg:width="1.23cm" svg:height="0.239cm" svg:x="0.449cm" svg:y="0.65cm">
          <draw:text-box>
            <text:p text:style-name="P3"><text:span text:style-name="T8">Floating-Point</text:span></text:p>
          </draw:text-box>
        </draw:frame>
        <draw:frame draw:style-name="gr16" draw:text-style-name="P16" draw:layer="layout" svg:width="1.217cm" svg:height="0.239cm" svg:x="0.448cm" svg:y="0.938cm">
          <draw:text-box>
            <text:p text:style-name="P3"><text:span text:style-name="T8">Hybrid-Float6</text:span></text:p>
          </draw:text-box>
        </draw:frame>
        <draw:frame draw:style-name="gr17" draw:text-style-name="P17" draw:layer="layout" svg:width="0.404cm" svg:height="0.239cm" svg:x="1.767cm" svg:y="2.007cm">
          <draw:text-box>
            <text:p text:style-name="P3"><text:span text:style-name="T9">48.30</text:span></text:p>
          </draw:text-box>
        </draw:frame>
        <draw:frame draw:style-name="gr18" draw:text-style-name="P18" draw:layer="layout" svg:width="0.315cm" svg:height="0.239cm" svg:x="2.453cm" svg:y="2.038cm">
          <draw:text-box>
            <text:p text:style-name="P3"><text:span text:style-name="T10">47.0</text:span></text:p>
          </draw:text-box>
        </draw:frame>
        <draw:frame draw:style-name="gr19" draw:text-style-name="P19" draw:layer="layout" svg:width="0.344cm" svg:height="0.239cm" svg:x="0.93cm" svg:y="3.371cm">
          <draw:text-box>
            <text:p text:style-name="P3"><text:span text:style-name="T11">8.9</text:span></text:p>
          </draw:text-box>
        </draw:frame>
        <draw:frame draw:style-name="gr19" draw:text-style-name="P19" draw:layer="layout" svg:width="0.344cm" svg:height="0.239cm" svg:x="1.123cm" svg:y="3.137cm">
          <draw:text-box>
            <text:p text:style-name="P3"><text:span text:style-name="T11">16.2</text:span></text:p>
          </draw:text-box>
        </draw:frame>
        <draw:frame draw:style-name="gr19" draw:text-style-name="P19" draw:layer="layout" svg:width="0.344cm" svg:height="0.239cm" svg:x="1.532cm" svg:y="3.245cm">
          <draw:text-box>
            <text:p text:style-name="P3"><text:span text:style-name="T11">13.0</text:span></text:p>
          </draw:text-box>
        </draw:frame>
        <draw:frame draw:style-name="gr18" draw:text-style-name="P20" draw:layer="layout" svg:width="0.315cm" svg:height="0.239cm" svg:x="2.202cm" svg:y="3.239cm">
          <draw:text-box>
            <text:p text:style-name="P3"><text:span text:style-name="T12">12.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3:00:01.838208971</dc:date>
    <meta:editing-duration>PT7H9M48S</meta:editing-duration>
    <meta:editing-cycles>134</meta:editing-cycles>
    <meta:document-statistic meta:object-count="68"/>
  </office:meta>
</office:document-meta>
</file>